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2" office:mimetype="application/vnd.oasis.opendocument.spreadsheet-flat-xml">
  <office:meta/>
  <office:settings/>
  <office:scripts/>
  <office:font-face-decls/>
  <office:styles/>
  <office:automatic-styles/>
  <office:master-styles/>
  <office:body>
    <office:spreadsheet>
      <table:table table:name="Data">
        <table:table-column table:number-columns-repeated="23" table:default-cell-style-name="Default"/>
        <table:table-row>
          <table:table-cell office:value-type="string">
            <text:p>timestamp</text:p>
          </table:table-cell>
          <table:table-cell office:value-type="string">
            <text:p>duration_time_sec</text:p>
          </table:table-cell>
          <table:table-cell office:value-type="string">
            <text:p>inference_class</text:p>
          </table:table-cell>
          <table:table-cell office:value-type="string">
            <text:p>dataset</text:p>
          </table:table-cell>
          <table:table-cell office:value-type="string">
            <text:p>design</text:p>
          </table:table-cell>
          <table:table-cell office:value-type="string">
            <text:p>response_type</text:p>
          </table:table-cell>
          <table:table-cell office:value-type="string">
            <text:p>function_run</text:p>
          </table:table-cell>
          <table:table-cell office:value-type="string">
            <text:p>result_1</text:p>
          </table:table-cell>
          <table:table-cell office:value-type="string">
            <text:p>result_2</text:p>
          </table:table-cell>
          <table:table-cell office:value-type="string">
            <text:p>beta_T_in_confidence_interval</text:p>
          </table:table-cell>
          <table:table-cell office:value-type="string">
            <text:p>error_message</text:p>
          </table:table-cell>
          <table:table-cell office:value-type="string">
            <text:p>rep</text:p>
          </table:table-cell>
          <table:table-cell office:value-type="string">
            <text:p>run_row_id</text:p>
          </table:table-cell>
          <table:table-cell office:value-type="string">
            <text:p>beta_T</text:p>
          </table:table-cell>
          <table:table-cell office:value-type="string">
            <text:p>r</text:p>
          </table:table-cell>
          <table:table-cell office:value-type="string">
            <text:p>pval_epsilon</text:p>
          </table:table-cell>
          <table:table-cell office:value-type="string">
            <text:p>prob_censoring</text:p>
          </table:table-cell>
          <table:table-cell office:value-type="string">
            <text:p>sd_noise</text:p>
          </table:table-cell>
          <table:table-cell office:value-type="string">
            <text:p>num_cores</text:p>
          </table:table-cell>
          <table:table-cell office:value-type="string">
            <text:p>dataset_n_rows</text:p>
          </table:table-cell>
          <table:table-cell office:value-type="string">
            <text:p>dataset_n_cols</text:p>
          </table:table-cell>
          <table:table-cell office:value-type="string">
            <text:p>result</text:p>
          </table:table-cell>
          <table:table-cell office:value-type="string">
            <text:p>status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1.9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96764705882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51049255105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5.593</text:p>
          </table:table-cell>
          <table:table-cell office:value-type="string">
            <text:p>1.6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5.59334057959396 1.65804646194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9 EDT</text:p>
          </table:table-cell>
          <table:table-cell office:value-type="string">
            <text:p>2.30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1.15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6.154</text:p>
          </table:table-cell>
          <table:table-cell office:value-type="string">
            <text:p>1.5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6.15370755903841 1.55051707404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46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04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.03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30443274380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3.5</text:p>
          </table:table-cell>
          <table:table-cell office:value-type="string">
            <text:p>1.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49997697938072 1.499976979380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1 EDT</text:p>
          </table:table-cell>
          <table:table-cell office:value-type="string">
            <text:p>9.95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4.002</text:p>
          </table:table-cell>
          <table:table-cell office:value-type="string">
            <text:p>2.8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.00217642724975 2.818992984278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1 EDT</text:p>
          </table:table-cell>
          <table:table-cell office:value-type="string">
            <text:p>0.27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1 EDT</text:p>
          </table:table-cell>
          <table:table-cell office:value-type="string">
            <text:p>0.002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5953391946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2.94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1.425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531</text:p>
          </table:table-cell>
          <table:table-cell office:value-type="string">
            <text:p>0.1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0736510036982 0.1252451607202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0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90883190883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9:36 EDT</text:p>
          </table:table-cell>
          <table:table-cell office:value-type="string">
            <text:p>340.836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383</text:p>
          </table:table-cell>
          <table:table-cell office:value-type="string">
            <text:p>-0.00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3195241880012 -0.002706329166749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9:37 EDT</text:p>
          </table:table-cell>
          <table:table-cell office:value-type="string">
            <text:p>0.55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9:37 EDT</text:p>
          </table:table-cell>
          <table:table-cell office:value-type="string">
            <text:p>0.407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9761365770660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2:37 EDT</text:p>
          </table:table-cell>
          <table:table-cell office:value-type="string">
            <text:p>179.577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282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2051282051282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2:54 EDT</text:p>
          </table:table-cell>
          <table:table-cell office:value-type="string">
            <text:p>17.13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33</text:p>
          </table:table-cell>
          <table:table-cell office:value-type="string">
            <text:p>0.3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33025955917378 0.386462743021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2:54 EDT</text:p>
          </table:table-cell>
          <table:table-cell office:value-type="string">
            <text:p>0.001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60317460317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07 EDT</text:p>
          </table:table-cell>
          <table:table-cell office:value-type="string">
            <text:p>553.256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2</text:p>
          </table:table-cell>
          <table:table-cell office:value-type="string">
            <text:p>0.1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2099944396714 0.18729296643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07 EDT</text:p>
          </table:table-cell>
          <table:table-cell office:value-type="string">
            <text:p>0.355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07 EDT</text:p>
          </table:table-cell>
          <table:table-cell office:value-type="string">
            <text:p>0.002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5953391946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07 EDT</text:p>
          </table:table-cell>
          <table:table-cell office:value-type="string">
            <text:p>0.082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72353342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08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65</text:p>
          </table:table-cell>
          <table:table-cell office:value-type="string">
            <text:p>0.1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5306759714915 0.1333999758220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11 EDT</text:p>
          </table:table-cell>
          <table:table-cell office:value-type="string">
            <text:p>3.388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13 EDT</text:p>
          </table:table-cell>
          <table:table-cell office:value-type="string">
            <text:p>1.757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48</text:p>
          </table:table-cell>
          <table:table-cell office:value-type="string">
            <text:p>0.1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8418628126799 0.1016287711717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2:13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93162393162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07 EDT</text:p>
          </table:table-cell>
          <table:table-cell office:value-type="string">
            <text:p>53.939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535</text:p>
          </table:table-cell>
          <table:table-cell office:value-type="string">
            <text:p>0.1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4940500895067 0.1520035849135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07 EDT</text:p>
          </table:table-cell>
          <table:table-cell office:value-type="string">
            <text:p>0.576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08 EDT</text:p>
          </table:table-cell>
          <table:table-cell office:value-type="string">
            <text:p>0.456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9761365770660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08 EDT</text:p>
          </table:table-cell>
          <table:table-cell office:value-type="string">
            <text:p>0.09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8209656880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08 EDT</text:p>
          </table:table-cell>
          <table:table-cell office:value-type="string">
            <text:p>0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3</text:p>
          </table:table-cell>
          <table:table-cell office:value-type="string">
            <text:p>0.1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0442362723805 0.1284900895696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5:37 EDT</text:p>
          </table:table-cell>
          <table:table-cell office:value-type="string">
            <text:p>149.265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5:53 EDT</text:p>
          </table:table-cell>
          <table:table-cell office:value-type="string">
            <text:p>15.495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05</text:p>
          </table:table-cell>
          <table:table-cell office:value-type="string">
            <text:p>0.5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5104858323644 0.5892568128873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5:53 EDT</text:p>
          </table:table-cell>
          <table:table-cell office:value-type="string">
            <text:p>0.001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43019943019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45 EDT</text:p>
          </table:table-cell>
          <table:table-cell office:value-type="string">
            <text:p>412.852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1</text:p>
          </table:table-cell>
          <table:table-cell office:value-type="string">
            <text:p>0.1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0744077248528 0.1891639569749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46 EDT</text:p>
          </table:table-cell>
          <table:table-cell office:value-type="string">
            <text:p>0.388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46 EDT</text:p>
          </table:table-cell>
          <table:table-cell office:value-type="string">
            <text:p>0.00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5953391946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46 EDT</text:p>
          </table:table-cell>
          <table:table-cell office:value-type="string">
            <text:p>0.034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0516222660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46 EDT</text:p>
          </table:table-cell>
          <table:table-cell office:value-type="string">
            <text:p>0.001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67</text:p>
          </table:table-cell>
          <table:table-cell office:value-type="string">
            <text:p>0.1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7356841086441 0.135450057193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50 EDT</text:p>
          </table:table-cell>
          <table:table-cell office:value-type="string">
            <text:p>3.83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52 EDT</text:p>
          </table:table-cell>
          <table:table-cell office:value-type="string">
            <text:p>2.065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64</text:p>
          </table:table-cell>
          <table:table-cell office:value-type="string">
            <text:p>0.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4208052939533 0.1304805073556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2:52 EDT</text:p>
          </table:table-cell>
          <table:table-cell office:value-type="string">
            <text:p>0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64102564102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0 EDT</text:p>
          </table:table-cell>
          <table:table-cell office:value-type="string">
            <text:p>68.075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53</text:p>
          </table:table-cell>
          <table:table-cell office:value-type="string">
            <text:p>0.1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9562904968599 0.1541810706057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0 EDT</text:p>
          </table:table-cell>
          <table:table-cell office:value-type="string">
            <text:p>0.366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1 EDT</text:p>
          </table:table-cell>
          <table:table-cell office:value-type="string">
            <text:p>0.4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9761365770660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1 EDT</text:p>
          </table:table-cell>
          <table:table-cell office:value-type="string">
            <text:p>0.092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99517738710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1 EDT</text:p>
          </table:table-cell>
          <table:table-cell office:value-type="string">
            <text:p>0.001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53</text:p>
          </table:table-cell>
          <table:table-cell office:value-type="string">
            <text:p>0.1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2890157474132 0.150937884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6:43 EDT</text:p>
          </table:table-cell>
          <table:table-cell office:value-type="string">
            <text:p>161.922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322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1937321937322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7:00 EDT</text:p>
          </table:table-cell>
          <table:table-cell office:value-type="string">
            <text:p>17.073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24</text:p>
          </table:table-cell>
          <table:table-cell office:value-type="string">
            <text:p>0.3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445930644296 0.3512687387091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7:00 EDT</text:p>
          </table:table-cell>
          <table:table-cell office:value-type="string">
            <text:p>0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57983193277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5:35 EDT</text:p>
          </table:table-cell>
          <table:table-cell office:value-type="string">
            <text:p>515.74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2</text:p>
          </table:table-cell>
          <table:table-cell office:value-type="string">
            <text:p>0.1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2291180498432 0.174322978133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5:36 EDT</text:p>
          </table:table-cell>
          <table:table-cell office:value-type="string">
            <text:p>0.505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5:36 EDT</text:p>
          </table:table-cell>
          <table:table-cell office:value-type="string">
            <text:p>0.105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31184982708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5:37 EDT</text:p>
          </table:table-cell>
          <table:table-cell office:value-type="string">
            <text:p>0.054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404073700024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5:37 EDT</text:p>
          </table:table-cell>
          <table:table-cell office:value-type="string">
            <text:p>0.001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27</text:p>
          </table:table-cell>
          <table:table-cell office:value-type="string">
            <text:p>-0.03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6905811295025 -0.03933118524672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6:02 EDT</text:p>
          </table:table-cell>
          <table:table-cell office:value-type="string">
            <text:p>25.677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6:14 EDT</text:p>
          </table:table-cell>
          <table:table-cell office:value-type="string">
            <text:p>12.154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07</text:p>
          </table:table-cell>
          <table:table-cell office:value-type="string">
            <text:p>0.1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6743188375741 0.1561472059174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6:14 EDT</text:p>
          </table:table-cell>
          <table:table-cell office:value-type="string">
            <text:p>0.001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75213675213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1:50 EDT</text:p>
          </table:table-cell>
          <table:table-cell office:value-type="string">
            <text:p>335.426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77</text:p>
          </table:table-cell>
          <table:table-cell office:value-type="string">
            <text:p>0.1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7469473099525 0.1718780794345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1:50 EDT</text:p>
          </table:table-cell>
          <table:table-cell office:value-type="string">
            <text:p>0.507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1:51 EDT</text:p>
          </table:table-cell>
          <table:table-cell office:value-type="string">
            <text:p>1.087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101371124171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5:55 EDT</text:p>
          </table:table-cell>
          <table:table-cell office:value-type="string">
            <text:p>243.963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20159680638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7:12 EDT</text:p>
          </table:table-cell>
          <table:table-cell office:value-type="string">
            <text:p>76.29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03</text:p>
          </table:table-cell>
          <table:table-cell office:value-type="string">
            <text:p>0.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309817018988 0.3900146179410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9:51 EDT</text:p>
          </table:table-cell>
          <table:table-cell office:value-type="string">
            <text:p>159.214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00:58 EDT</text:p>
          </table:table-cell>
          <table:table-cell office:value-type="string">
            <text:p>66.71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71</text:p>
          </table:table-cell>
          <table:table-cell office:value-type="string">
            <text:p>0.4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0739206836837 0.4558591635206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00:58 EDT</text:p>
          </table:table-cell>
          <table:table-cell office:value-type="string">
            <text:p>0.054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150997150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34 EDT</text:p>
          </table:table-cell>
          <table:table-cell office:value-type="string">
            <text:p>1896.325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67</text:p>
          </table:table-cell>
          <table:table-cell office:value-type="string">
            <text:p>0.19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7264474947485 0.1930258049051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34 EDT</text:p>
          </table:table-cell>
          <table:table-cell office:value-type="string">
            <text:p>0.354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34 EDT</text:p>
          </table:table-cell>
          <table:table-cell office:value-type="string">
            <text:p>0.046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12243504085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34 EDT</text:p>
          </table:table-cell>
          <table:table-cell office:value-type="string">
            <text:p>0.001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08913008783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34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69</text:p>
          </table:table-cell>
          <table:table-cell office:value-type="string">
            <text:p>0.16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8950152652573 0.1665014518354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51 EDT</text:p>
          </table:table-cell>
          <table:table-cell office:value-type="string">
            <text:p>16.379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58 EDT</text:p>
          </table:table-cell>
          <table:table-cell office:value-type="string">
            <text:p>7.163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4</text:p>
          </table:table-cell>
          <table:table-cell office:value-type="string">
            <text:p>0.16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3970510172495 0.1619533845420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2:58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33333333333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6:59 EDT</text:p>
          </table:table-cell>
          <table:table-cell office:value-type="string">
            <text:p>240.709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89</text:p>
          </table:table-cell>
          <table:table-cell office:value-type="string">
            <text:p>0.1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88695534731605 0.1737479011618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6:59 EDT</text:p>
          </table:table-cell>
          <table:table-cell office:value-type="string">
            <text:p>0.338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7:00 EDT</text:p>
          </table:table-cell>
          <table:table-cell office:value-type="string">
            <text:p>0.884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11678799743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41:38 EDT</text:p>
          </table:table-cell>
          <table:table-cell office:value-type="string">
            <text:p>278.215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80039920159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42:58 EDT</text:p>
          </table:table-cell>
          <table:table-cell office:value-type="string">
            <text:p>80.004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95</text:p>
          </table:table-cell>
          <table:table-cell office:value-type="string">
            <text:p>0.6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5206247741234 0.6521110629050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46:16 EDT</text:p>
          </table:table-cell>
          <table:table-cell office:value-type="string">
            <text:p>197.902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4843304843304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47:36 EDT</text:p>
          </table:table-cell>
          <table:table-cell office:value-type="string">
            <text:p>80.18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305</text:p>
          </table:table-cell>
          <table:table-cell office:value-type="string">
            <text:p>0.47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04584641562368 0.4713915238087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47:36 EDT</text:p>
          </table:table-cell>
          <table:table-cell office:value-type="string">
            <text:p>0.001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43019943019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18 EDT</text:p>
          </table:table-cell>
          <table:table-cell office:value-type="string">
            <text:p>2622.054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</text:p>
          </table:table-cell>
          <table:table-cell office:value-type="string">
            <text:p>0.1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0481965113128 0.1748858053354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19 EDT</text:p>
          </table:table-cell>
          <table:table-cell office:value-type="string">
            <text:p>0.306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19 EDT</text:p>
          </table:table-cell>
          <table:table-cell office:value-type="string">
            <text:p>0.03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3118479675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19 EDT</text:p>
          </table:table-cell>
          <table:table-cell office:value-type="string">
            <text:p>0.001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404080252592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19 EDT</text:p>
          </table:table-cell>
          <table:table-cell office:value-type="string">
            <text:p>0.001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27</text:p>
          </table:table-cell>
          <table:table-cell office:value-type="string">
            <text:p>-0.03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69057928661 -0.03933116648555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33 EDT</text:p>
          </table:table-cell>
          <table:table-cell office:value-type="string">
            <text:p>14.732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40 EDT</text:p>
          </table:table-cell>
          <table:table-cell office:value-type="string">
            <text:p>7.028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42</text:p>
          </table:table-cell>
          <table:table-cell office:value-type="string">
            <text:p>0.1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1554931443593 0.1440262972917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1:40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4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07407407407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5:28 EDT</text:p>
          </table:table-cell>
          <table:table-cell office:value-type="string">
            <text:p>227.484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77</text:p>
          </table:table-cell>
          <table:table-cell office:value-type="string">
            <text:p>0.1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7469455114416 0.1718780985697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5:28 EDT</text:p>
          </table:table-cell>
          <table:table-cell office:value-type="string">
            <text:p>0.431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5:29 EDT</text:p>
          </table:table-cell>
          <table:table-cell office:value-type="string">
            <text:p>0.571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1948820453838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8:49 EDT</text:p>
          </table:table-cell>
          <table:table-cell office:value-type="string">
            <text:p>199.825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4011976047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9:29 EDT</text:p>
          </table:table-cell>
          <table:table-cell office:value-type="string">
            <text:p>40.602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89</text:p>
          </table:table-cell>
          <table:table-cell office:value-type="string">
            <text:p>0.5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9210746746206 0.502189173314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41:51 EDT</text:p>
          </table:table-cell>
          <table:table-cell office:value-type="string">
            <text:p>141.825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42:32 EDT</text:p>
          </table:table-cell>
          <table:table-cell office:value-type="string">
            <text:p>41.164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3</text:p>
          </table:table-cell>
          <table:table-cell office:value-type="string">
            <text:p>0.40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9571315134709 0.4059097485366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42:32 EDT</text:p>
          </table:table-cell>
          <table:table-cell office:value-type="string">
            <text:p>0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150997150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14 EDT</text:p>
          </table:table-cell>
          <table:table-cell office:value-type="string">
            <text:p>1421.5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5</text:p>
          </table:table-cell>
          <table:table-cell office:value-type="string">
            <text:p>0.20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4865525681482 0.208449313512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14 EDT</text:p>
          </table:table-cell>
          <table:table-cell office:value-type="string">
            <text:p>0.31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14 EDT</text:p>
          </table:table-cell>
          <table:table-cell office:value-type="string">
            <text:p>0.009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28644522183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14 EDT</text:p>
          </table:table-cell>
          <table:table-cell office:value-type="string">
            <text:p>0.06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95060932746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14 EDT</text:p>
          </table:table-cell>
          <table:table-cell office:value-type="string">
            <text:p>0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68</text:p>
          </table:table-cell>
          <table:table-cell office:value-type="string">
            <text:p>0.1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8262263511321 0.1825333590747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20 EDT</text:p>
          </table:table-cell>
          <table:table-cell office:value-type="string">
            <text:p>6.016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23 EDT</text:p>
          </table:table-cell>
          <table:table-cell office:value-type="string">
            <text:p>2.59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59</text:p>
          </table:table-cell>
          <table:table-cell office:value-type="string">
            <text:p>0.19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58795179382215 0.1925625658473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6:23 EDT</text:p>
          </table:table-cell>
          <table:table-cell office:value-type="string">
            <text:p>0.00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8:05 EDT</text:p>
          </table:table-cell>
          <table:table-cell office:value-type="string">
            <text:p>102.125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76</text:p>
          </table:table-cell>
          <table:table-cell office:value-type="string">
            <text:p>0.1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5683690206221 0.1728871325394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8:06 EDT</text:p>
          </table:table-cell>
          <table:table-cell office:value-type="string">
            <text:p>0.55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8:08 EDT</text:p>
          </table:table-cell>
          <table:table-cell office:value-type="string">
            <text:p>2.548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5968143435597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8:08 EDT</text:p>
          </table:table-cell>
          <table:table-cell office:value-type="string">
            <text:p>0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54967520972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08:08 EDT</text:p>
          </table:table-cell>
          <table:table-cell office:value-type="string">
            <text:p>0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31</text:p>
          </table:table-cell>
          <table:table-cell office:value-type="string">
            <text:p>0.1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1057286996341 0.1191210001251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21:04 EDT</text:p>
          </table:table-cell>
          <table:table-cell office:value-type="string">
            <text:p>776.22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28:00 EDT</text:p>
          </table:table-cell>
          <table:table-cell office:value-type="string">
            <text:p>415.452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311</text:p>
          </table:table-cell>
          <table:table-cell office:value-type="string">
            <text:p>0.4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1046541686289 0.4032794028755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3:28:00 EDT</text:p>
          </table:table-cell>
          <table:table-cell office:value-type="string">
            <text:p>0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5754985754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5:54 EDT</text:p>
          </table:table-cell>
          <table:table-cell office:value-type="string">
            <text:p>9474.454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63</text:p>
          </table:table-cell>
          <table:table-cell office:value-type="string">
            <text:p>0.1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3435321226438 0.197426961210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5:55 EDT</text:p>
          </table:table-cell>
          <table:table-cell office:value-type="string">
            <text:p>0.538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5:55 EDT</text:p>
          </table:table-cell>
          <table:table-cell office:value-type="string">
            <text:p>0.008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5953378091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5:55 EDT</text:p>
          </table:table-cell>
          <table:table-cell office:value-type="string">
            <text:p>0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01391292888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5:55 EDT</text:p>
          </table:table-cell>
          <table:table-cell office:value-type="string">
            <text:p>0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8</text:p>
          </table:table-cell>
          <table:table-cell office:value-type="string">
            <text:p>0.1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9872529184259 0.1479657730018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6:01 EDT</text:p>
          </table:table-cell>
          <table:table-cell office:value-type="string">
            <text:p>6.139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6:04 EDT</text:p>
          </table:table-cell>
          <table:table-cell office:value-type="string">
            <text:p>3.078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56</text:p>
          </table:table-cell>
          <table:table-cell office:value-type="string">
            <text:p>0.1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55949169698827 0.1731287183623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6:04 EDT</text:p>
          </table:table-cell>
          <table:table-cell office:value-type="string">
            <text:p>0.001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76353276353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7:26 EDT</text:p>
          </table:table-cell>
          <table:table-cell office:value-type="string">
            <text:p>82.34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524</text:p>
          </table:table-cell>
          <table:table-cell office:value-type="string">
            <text:p>0.1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4079710973251 0.1510090084825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7:27 EDT</text:p>
          </table:table-cell>
          <table:table-cell office:value-type="string">
            <text:p>0.475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7:28 EDT</text:p>
          </table:table-cell>
          <table:table-cell office:value-type="string">
            <text:p>1.093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000788995834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7:28 EDT</text:p>
          </table:table-cell>
          <table:table-cell office:value-type="string">
            <text:p>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50116247162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07:28 EDT</text:p>
          </table:table-cell>
          <table:table-cell office:value-type="string">
            <text:p>0.001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35</text:p>
          </table:table-cell>
          <table:table-cell office:value-type="string">
            <text:p>0.1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709803122814 0.1146940232061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13:21 EDT</text:p>
          </table:table-cell>
          <table:table-cell office:value-type="string">
            <text:p>353.183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15:40 EDT</text:p>
          </table:table-cell>
          <table:table-cell office:value-type="string">
            <text:p>138.494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26</text:p>
          </table:table-cell>
          <table:table-cell office:value-type="string">
            <text:p>0.6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6091234559773 0.6579469845024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15:40 EDT</text:p>
          </table:table-cell>
          <table:table-cell office:value-type="string">
            <text:p>0.001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0 EDT</text:p>
          </table:table-cell>
          <table:table-cell office:value-type="string">
            <text:p>353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4</text:p>
          </table:table-cell>
          <table:table-cell office:value-type="string">
            <text:p>0.1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3528428293406 0.1600534699101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0 EDT</text:p>
          </table:table-cell>
          <table:table-cell office:value-type="string">
            <text:p>0.529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1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1.5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.594594594594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1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177297384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1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1.83</text:p>
          </table:table-cell>
          <table:table-cell office:value-type="string">
            <text:p>5.0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83002317196164 5.019212361150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3 EDT</text:p>
          </table:table-cell>
          <table:table-cell office:value-type="string">
            <text:p>2.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1.39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1.518</text:p>
          </table:table-cell>
          <table:table-cell office:value-type="string">
            <text:p>5.3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51834931963966 5.32925293372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47293447293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0.51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0.03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68809039079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35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5</text:p>
          </table:table-cell>
          <table:table-cell office:value-type="string">
            <text:p>4.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9952501274224 4.499952501274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2 EDT</text:p>
          </table:table-cell>
          <table:table-cell office:value-type="string">
            <text:p>17.13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2.364</text:p>
          </table:table-cell>
          <table:table-cell office:value-type="string">
            <text:p>3.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36353182911544 3.28956525460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3 EDT</text:p>
          </table:table-cell>
          <table:table-cell office:value-type="string">
            <text:p>0.67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3 EDT</text:p>
          </table:table-cell>
          <table:table-cell office:value-type="string">
            <text:p>0.00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87196756251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6 EDT</text:p>
          </table:table-cell>
          <table:table-cell office:value-type="string">
            <text:p>2.77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7 EDT</text:p>
          </table:table-cell>
          <table:table-cell office:value-type="string">
            <text:p>1.303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22</text:p>
          </table:table-cell>
          <table:table-cell office:value-type="string">
            <text:p>0.4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2064549733637 0.4322645367820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7 EDT</text:p>
          </table:table-cell>
          <table:table-cell office:value-type="string">
            <text:p>0.00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90313390313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0:49 EDT</text:p>
          </table:table-cell>
          <table:table-cell office:value-type="string">
            <text:p>351.417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013</text:p>
          </table:table-cell>
          <table:table-cell office:value-type="string">
            <text:p>0.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27150341306337 0.3403596221699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0:49 EDT</text:p>
          </table:table-cell>
          <table:table-cell office:value-type="string">
            <text:p>0.379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0:49 EDT</text:p>
          </table:table-cell>
          <table:table-cell office:value-type="string">
            <text:p>0.407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46848508360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3:16 EDT</text:p>
          </table:table-cell>
          <table:table-cell office:value-type="string">
            <text:p>146.46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254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3561253561254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3:33 EDT</text:p>
          </table:table-cell>
          <table:table-cell office:value-type="string">
            <text:p>17.2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26</text:p>
          </table:table-cell>
          <table:table-cell office:value-type="string">
            <text:p>0.2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6387528461861 0.2268269333266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3:33 EDT</text:p>
          </table:table-cell>
          <table:table-cell office:value-type="string">
            <text:p>0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70992366412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29 EDT</text:p>
          </table:table-cell>
          <table:table-cell office:value-type="string">
            <text:p>655.729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6</text:p>
          </table:table-cell>
          <table:table-cell office:value-type="string">
            <text:p>0.1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5586196192139 0.174761613125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29 EDT</text:p>
          </table:table-cell>
          <table:table-cell office:value-type="string">
            <text:p>0.411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29 EDT</text:p>
          </table:table-cell>
          <table:table-cell office:value-type="string">
            <text:p>0.003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87196756251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29 EDT</text:p>
          </table:table-cell>
          <table:table-cell office:value-type="string">
            <text:p>0.003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13290917494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29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59</text:p>
          </table:table-cell>
          <table:table-cell office:value-type="string">
            <text:p>0.4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9127618440264 0.4365669696904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34 EDT</text:p>
          </table:table-cell>
          <table:table-cell office:value-type="string">
            <text:p>4.405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36 EDT</text:p>
          </table:table-cell>
          <table:table-cell office:value-type="string">
            <text:p>2.274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25</text:p>
          </table:table-cell>
          <table:table-cell office:value-type="string">
            <text:p>0.4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4500554582478 0.414603432525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4:36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1880341880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5:48 EDT</text:p>
          </table:table-cell>
          <table:table-cell office:value-type="string">
            <text:p>71.626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89</text:p>
          </table:table-cell>
          <table:table-cell office:value-type="string">
            <text:p>0.5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9354568388286 0.5136616687832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5:48 EDT</text:p>
          </table:table-cell>
          <table:table-cell office:value-type="string">
            <text:p>0.669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5:49 EDT</text:p>
          </table:table-cell>
          <table:table-cell office:value-type="string">
            <text:p>0.746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46848508360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5:49 EDT</text:p>
          </table:table-cell>
          <table:table-cell office:value-type="string">
            <text:p>0.137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1630272096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5:49 EDT</text:p>
          </table:table-cell>
          <table:table-cell office:value-type="string">
            <text:p>0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07</text:p>
          </table:table-cell>
          <table:table-cell office:value-type="string">
            <text:p>0.0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6551173194371 0.09761420302715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8:51 EDT</text:p>
          </table:table-cell>
          <table:table-cell office:value-type="string">
            <text:p>181.547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9:13 EDT</text:p>
          </table:table-cell>
          <table:table-cell office:value-type="string">
            <text:p>22.098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38</text:p>
          </table:table-cell>
          <table:table-cell office:value-type="string">
            <text:p>0.2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37904531631217 0.2018230177318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39:13 EDT</text:p>
          </table:table-cell>
          <table:table-cell office:value-type="string">
            <text:p>0.008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72079772079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39 EDT</text:p>
          </table:table-cell>
          <table:table-cell office:value-type="string">
            <text:p>505.929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4</text:p>
          </table:table-cell>
          <table:table-cell office:value-type="string">
            <text:p>0.1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391846914086 0.1722269056451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39 EDT</text:p>
          </table:table-cell>
          <table:table-cell office:value-type="string">
            <text:p>0.684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39 EDT</text:p>
          </table:table-cell>
          <table:table-cell office:value-type="string">
            <text:p>0.00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87196756251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39 EDT</text:p>
          </table:table-cell>
          <table:table-cell office:value-type="string">
            <text:p>0.00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12011514120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39 EDT</text:p>
          </table:table-cell>
          <table:table-cell office:value-type="string">
            <text:p>0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59</text:p>
          </table:table-cell>
          <table:table-cell office:value-type="string">
            <text:p>0.4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904826914654 0.4364876203967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45 EDT</text:p>
          </table:table-cell>
          <table:table-cell office:value-type="string">
            <text:p>5.126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47 EDT</text:p>
          </table:table-cell>
          <table:table-cell office:value-type="string">
            <text:p>2.242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96</text:p>
          </table:table-cell>
          <table:table-cell office:value-type="string">
            <text:p>0.4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6098225543251 0.4178505599362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7:47 EDT</text:p>
          </table:table-cell>
          <table:table-cell office:value-type="string">
            <text:p>0.001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9:02 EDT</text:p>
          </table:table-cell>
          <table:table-cell office:value-type="string">
            <text:p>74.645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89</text:p>
          </table:table-cell>
          <table:table-cell office:value-type="string">
            <text:p>0.5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9267166353518 0.5135617807435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9:02 EDT</text:p>
          </table:table-cell>
          <table:table-cell office:value-type="string">
            <text:p>0.71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9:03 EDT</text:p>
          </table:table-cell>
          <table:table-cell office:value-type="string">
            <text:p>0.486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468485083605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9:03 EDT</text:p>
          </table:table-cell>
          <table:table-cell office:value-type="string">
            <text:p>0.117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01799500799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9:03 EDT</text:p>
          </table:table-cell>
          <table:table-cell office:value-type="string">
            <text:p>0.001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45</text:p>
          </table:table-cell>
          <table:table-cell office:value-type="string">
            <text:p>0.1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4640659406468 0.1357036892392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51:39 EDT</text:p>
          </table:table-cell>
          <table:table-cell office:value-type="string">
            <text:p>156.337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225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5071225071225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52:00 EDT</text:p>
          </table:table-cell>
          <table:table-cell office:value-type="string">
            <text:p>20.488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535</text:p>
          </table:table-cell>
          <table:table-cell office:value-type="string">
            <text:p>0.2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496452330533 0.2477874479972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52:00 EDT</text:p>
          </table:table-cell>
          <table:table-cell office:value-type="string">
            <text:p>0.001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9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4264705882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09 EDT</text:p>
          </table:table-cell>
          <table:table-cell office:value-type="string">
            <text:p>0.09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05239911890950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09 EDT</text:p>
          </table:table-cell>
          <table:table-cell office:value-type="string">
            <text:p>0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6</text:p>
          </table:table-cell>
          <table:table-cell office:value-type="string">
            <text:p>-0.072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9738152630143 -0.0721686312626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0 EDT</text:p>
          </table:table-cell>
          <table:table-cell office:value-type="string">
            <text:p>1.068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78250123275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0 EDT</text:p>
          </table:table-cell>
          <table:table-cell office:value-type="string">
            <text:p>0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26</text:p>
          </table:table-cell>
          <table:table-cell office:value-type="string">
            <text:p>0.12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6351831857894 0.1243995587037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0 EDT</text:p>
          </table:table-cell>
          <table:table-cell office:value-type="string">
            <text:p>0.005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0 EDT</text:p>
          </table:table-cell>
          <table:table-cell office:value-type="string">
            <text:p>0.00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49</text:p>
          </table:table-cell>
          <table:table-cell office:value-type="string">
            <text:p>-0.258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8961352315698 -0.257962602814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2 EDT</text:p>
          </table:table-cell>
          <table:table-cell office:value-type="string">
            <text:p>1.016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87519531411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03:12 EDT</text:p>
          </table:table-cell>
          <table:table-cell office:value-type="string">
            <text:p>0.001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04</text:p>
          </table:table-cell>
          <table:table-cell office:value-type="string">
            <text:p>0.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3669144520707 0.07006358904116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13 EDT</text:p>
          </table:table-cell>
          <table:table-cell office:value-type="string">
            <text:p>1363.357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49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8699315800898 0.1378308275789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14 EDT</text:p>
          </table:table-cell>
          <table:table-cell office:value-type="string">
            <text:p>0.603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14 EDT</text:p>
          </table:table-cell>
          <table:table-cell office:value-type="string">
            <text:p>0.113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3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54805256357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14 EDT</text:p>
          </table:table-cell>
          <table:table-cell office:value-type="string">
            <text:p>0.074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14 EDT</text:p>
          </table:table-cell>
          <table:table-cell office:value-type="string">
            <text:p>0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91</text:p>
          </table:table-cell>
          <table:table-cell office:value-type="string">
            <text:p>-0.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0994996557026 -0.299966054714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36 EDT</text:p>
          </table:table-cell>
          <table:table-cell office:value-type="string">
            <text:p>21.922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42 EDT</text:p>
          </table:table-cell>
          <table:table-cell office:value-type="string">
            <text:p>6.489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625</text:p>
          </table:table-cell>
          <table:table-cell office:value-type="string">
            <text:p>-0.14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24527893223992 -0.1446319109412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27:42 EDT</text:p>
          </table:table-cell>
          <table:table-cell office:value-type="string">
            <text:p>0.001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1:07 EDT</text:p>
          </table:table-cell>
          <table:table-cell office:value-type="string">
            <text:p>205.168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796</text:p>
          </table:table-cell>
          <table:table-cell office:value-type="string">
            <text:p>-0.03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96271879865794 -0.0347683068287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1:08 EDT</text:p>
          </table:table-cell>
          <table:table-cell office:value-type="string">
            <text:p>0.355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1:08 EDT</text:p>
          </table:table-cell>
          <table:table-cell office:value-type="string">
            <text:p>0.763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79846052047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1:08 EDT</text:p>
          </table:table-cell>
          <table:table-cell office:value-type="string">
            <text:p>0.00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87827108282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1:08 EDT</text:p>
          </table:table-cell>
          <table:table-cell office:value-type="string">
            <text:p>0.00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04</text:p>
          </table:table-cell>
          <table:table-cell office:value-type="string">
            <text:p>0.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3664697250359 0.07006777620940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3:36 EDT</text:p>
          </table:table-cell>
          <table:table-cell office:value-type="string">
            <text:p>147.395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4:37 EDT</text:p>
          </table:table-cell>
          <table:table-cell office:value-type="string">
            <text:p>61.41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05</text:p>
          </table:table-cell>
          <table:table-cell office:value-type="string">
            <text:p>0.1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4595372610233 0.1831083675984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4:37 EDT</text:p>
          </table:table-cell>
          <table:table-cell office:value-type="string">
            <text:p>0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7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22507122507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41 EDT</text:p>
          </table:table-cell>
          <table:table-cell office:value-type="string">
            <text:p>1623.286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43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268054074837 0.1377990613772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41 EDT</text:p>
          </table:table-cell>
          <table:table-cell office:value-type="string">
            <text:p>0.37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41 EDT</text:p>
          </table:table-cell>
          <table:table-cell office:value-type="string">
            <text:p>0.051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3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90414254311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41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119843961298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41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664</text:p>
          </table:table-cell>
          <table:table-cell office:value-type="string">
            <text:p>-0.09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63950104740804 -0.09413274612158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1:58 EDT</text:p>
          </table:table-cell>
          <table:table-cell office:value-type="string">
            <text:p>17.401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2:06 EDT</text:p>
          </table:table-cell>
          <table:table-cell office:value-type="string">
            <text:p>8.004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635</text:p>
          </table:table-cell>
          <table:table-cell office:value-type="string">
            <text:p>-0.06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34790820366001 -0.06929914826978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2:06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6:18 EDT</text:p>
          </table:table-cell>
          <table:table-cell office:value-type="string">
            <text:p>251.416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745</text:p>
          </table:table-cell>
          <table:table-cell office:value-type="string">
            <text:p>-0.06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45167742550974 -0.06521886789995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6:18 EDT</text:p>
          </table:table-cell>
          <table:table-cell office:value-type="string">
            <text:p>0.525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6:19 EDT</text:p>
          </table:table-cell>
          <table:table-cell office:value-type="string">
            <text:p>1.016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80312072349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6:19 EDT</text:p>
          </table:table-cell>
          <table:table-cell office:value-type="string">
            <text:p>0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87495773647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6:19 EDT</text:p>
          </table:table-cell>
          <table:table-cell office:value-type="string">
            <text:p>0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04</text:p>
          </table:table-cell>
          <table:table-cell office:value-type="string">
            <text:p>0.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3669517020906 0.07006327557392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9:37 EDT</text:p>
          </table:table-cell>
          <table:table-cell office:value-type="string">
            <text:p>197.19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2564102564102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10:57 EDT</text:p>
          </table:table-cell>
          <table:table-cell office:value-type="string">
            <text:p>80.042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69</text:p>
          </table:table-cell>
          <table:table-cell office:value-type="string">
            <text:p>0.1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858918489988 0.198735925978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10:57 EDT</text:p>
          </table:table-cell>
          <table:table-cell office:value-type="string">
            <text:p>0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7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5042735042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04 EDT</text:p>
          </table:table-cell>
          <table:table-cell office:value-type="string">
            <text:p>2166.9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43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2685406006116 0.1377946397073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04 EDT</text:p>
          </table:table-cell>
          <table:table-cell office:value-type="string">
            <text:p>0.299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04 EDT</text:p>
          </table:table-cell>
          <table:table-cell office:value-type="string">
            <text:p>0.04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3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548000725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04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04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91</text:p>
          </table:table-cell>
          <table:table-cell office:value-type="string">
            <text:p>-0.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0994469089531 -0.2999655454177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18 EDT</text:p>
          </table:table-cell>
          <table:table-cell office:value-type="string">
            <text:p>14.552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25 EDT</text:p>
          </table:table-cell>
          <table:table-cell office:value-type="string">
            <text:p>6.275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669</text:p>
          </table:table-cell>
          <table:table-cell office:value-type="string">
            <text:p>-0.121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68654847368102 -0.1209404137501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47:25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0:38 EDT</text:p>
          </table:table-cell>
          <table:table-cell office:value-type="string">
            <text:p>193.04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796</text:p>
          </table:table-cell>
          <table:table-cell office:value-type="string">
            <text:p>-0.03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96271323360211 -0.03476782275776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0:38 EDT</text:p>
          </table:table-cell>
          <table:table-cell office:value-type="string">
            <text:p>0.323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0:39 EDT</text:p>
          </table:table-cell>
          <table:table-cell office:value-type="string">
            <text:p>0.707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0269483019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3:51 EDT</text:p>
          </table:table-cell>
          <table:table-cell office:value-type="string">
            <text:p>191.904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45708582834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4:49 EDT</text:p>
          </table:table-cell>
          <table:table-cell office:value-type="string">
            <text:p>57.918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2</text:p>
          </table:table-cell>
          <table:table-cell office:value-type="string">
            <text:p>0.2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1649291974816 0.2339267028945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7:20 EDT</text:p>
          </table:table-cell>
          <table:table-cell office:value-type="string">
            <text:p>151.564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8:26 EDT</text:p>
          </table:table-cell>
          <table:table-cell office:value-type="string">
            <text:p>66.25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01</text:p>
          </table:table-cell>
          <table:table-cell office:value-type="string">
            <text:p>0.22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1206039585171 0.2209999828985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58:27 EDT</text:p>
          </table:table-cell>
          <table:table-cell office:value-type="string">
            <text:p>0.039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7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78917378917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03 EDT</text:p>
          </table:table-cell>
          <table:table-cell office:value-type="string">
            <text:p>1956.868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43</text:p>
          </table:table-cell>
          <table:table-cell office:value-type="string">
            <text:p>0.1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3085214450212 0.1379905447061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04 EDT</text:p>
          </table:table-cell>
          <table:table-cell office:value-type="string">
            <text:p>0.36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04 EDT</text:p>
          </table:table-cell>
          <table:table-cell office:value-type="string">
            <text:p>0.0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4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26711207400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04 EDT</text:p>
          </table:table-cell>
          <table:table-cell office:value-type="string">
            <text:p>0.052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676040553029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04 EDT</text:p>
          </table:table-cell>
          <table:table-cell office:value-type="string">
            <text:p>0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729</text:p>
          </table:table-cell>
          <table:table-cell office:value-type="string">
            <text:p>-0.11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28539355238802 -0.1168028862412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12 EDT</text:p>
          </table:table-cell>
          <table:table-cell office:value-type="string">
            <text:p>8.052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15 EDT</text:p>
          </table:table-cell>
          <table:table-cell office:value-type="string">
            <text:p>2.814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738</text:p>
          </table:table-cell>
          <table:table-cell office:value-type="string">
            <text:p>-0.1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845796694219 -0.1500525218085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1:15 EDT</text:p>
          </table:table-cell>
          <table:table-cell office:value-type="string">
            <text:p>0.00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2:44 EDT</text:p>
          </table:table-cell>
          <table:table-cell office:value-type="string">
            <text:p>89.134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8</text:p>
          </table:table-cell>
          <table:table-cell office:value-type="string">
            <text:p>-0.0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99688544690348 -0.0697186387439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2:44 EDT</text:p>
          </table:table-cell>
          <table:table-cell office:value-type="string">
            <text:p>0.568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2:50 EDT</text:p>
          </table:table-cell>
          <table:table-cell office:value-type="string">
            <text:p>5.161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84091782220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2:50 EDT</text:p>
          </table:table-cell>
          <table:table-cell office:value-type="string">
            <text:p>0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4719099921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32:50 EDT</text:p>
          </table:table-cell>
          <table:table-cell office:value-type="string">
            <text:p>0.001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05</text:p>
          </table:table-cell>
          <table:table-cell office:value-type="string">
            <text:p>0.0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5488691424717 0.07180685578031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59:15 EDT</text:p>
          </table:table-cell>
          <table:table-cell office:value-type="string">
            <text:p>1585.097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1:11:06 EDT</text:p>
          </table:table-cell>
          <table:table-cell office:value-type="string">
            <text:p>711.393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97</text:p>
          </table:table-cell>
          <table:table-cell office:value-type="string">
            <text:p>0.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6549713549133 0.279885693608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1:11:06 EDT</text:p>
          </table:table-cell>
          <table:table-cell office:value-type="string">
            <text:p>0.001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7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49857549857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14 EDT</text:p>
          </table:table-cell>
          <table:table-cell office:value-type="string">
            <text:p>12967.686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7</text:p>
          </table:table-cell>
          <table:table-cell office:value-type="string">
            <text:p>0.1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046545704129 0.1513282313411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14 EDT</text:p>
          </table:table-cell>
          <table:table-cell office:value-type="string">
            <text:p>0.442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14 EDT</text:p>
          </table:table-cell>
          <table:table-cell office:value-type="string">
            <text:p>0.00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3461899332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14 EDT</text:p>
          </table:table-cell>
          <table:table-cell office:value-type="string">
            <text:p>0.03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615721238468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14 EDT</text:p>
          </table:table-cell>
          <table:table-cell office:value-type="string">
            <text:p>0.001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641</text:p>
          </table:table-cell>
          <table:table-cell office:value-type="string">
            <text:p>-0.06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41475737099456 -0.0654480615645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20 EDT</text:p>
          </table:table-cell>
          <table:table-cell office:value-type="string">
            <text:p>5.757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23 EDT</text:p>
          </table:table-cell>
          <table:table-cell office:value-type="string">
            <text:p>2.865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612</text:p>
          </table:table-cell>
          <table:table-cell office:value-type="string">
            <text:p>-0.06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11759974393274 -0.06422386541045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7:23 EDT</text:p>
          </table:table-cell>
          <table:table-cell office:value-type="string">
            <text:p>0.001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8:43 EDT</text:p>
          </table:table-cell>
          <table:table-cell office:value-type="string">
            <text:p>80.3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731</text:p>
          </table:table-cell>
          <table:table-cell office:value-type="string">
            <text:p>-0.021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1131949490457 -0.02111225519258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8:44 EDT</text:p>
          </table:table-cell>
          <table:table-cell office:value-type="string">
            <text:p>0.57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8:45 EDT</text:p>
          </table:table-cell>
          <table:table-cell office:value-type="string">
            <text:p>1.138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100727886741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8:45 EDT</text:p>
          </table:table-cell>
          <table:table-cell office:value-type="string">
            <text:p>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10460731425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8:45 EDT</text:p>
          </table:table-cell>
          <table:table-cell office:value-type="string">
            <text:p>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98</text:p>
          </table:table-cell>
          <table:table-cell office:value-type="string">
            <text:p>0.0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7509672346357 0.07549511461153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55:18 EDT</text:p>
          </table:table-cell>
          <table:table-cell office:value-type="string">
            <text:p>392.615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58:00 EDT</text:p>
          </table:table-cell>
          <table:table-cell office:value-type="string">
            <text:p>162.939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66</text:p>
          </table:table-cell>
          <table:table-cell office:value-type="string">
            <text:p>0.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639126527456 0.3102101277982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58:00 EDT</text:p>
          </table:table-cell>
          <table:table-cell office:value-type="string">
            <text:p>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7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20797720797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1 EDT</text:p>
          </table:table-cell>
          <table:table-cell office:value-type="string">
            <text:p>4240.304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36</text:p>
          </table:table-cell>
          <table:table-cell office:value-type="string">
            <text:p>0.1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36421796682684 0.1394664557786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1 EDT</text:p>
          </table:table-cell>
          <table:table-cell office:value-type="string">
            <text:p>0.564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2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2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2.013513513513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2 EDT</text:p>
          </table:table-cell>
          <table:table-cell office:value-type="string">
            <text:p>0.02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677863662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2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1.409</text:p>
          </table:table-cell>
          <table:table-cell office:value-type="string">
            <text:p>5.4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40946663759834 5.436493664625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6 EDT</text:p>
          </table:table-cell>
          <table:table-cell office:value-type="string">
            <text:p>3.73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1.94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1.58</text:p>
          </table:table-cell>
          <table:table-cell office:value-type="string">
            <text:p>5.1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57961294130115 5.187126561906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0.64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0.04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0.05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7096524274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8:48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1</text:p>
          </table:table-cell>
          <table:table-cell office:value-type="string">
            <text:p>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0000627017297 3.000006270172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4 EDT</text:p>
          </table:table-cell>
          <table:table-cell office:value-type="string">
            <text:p>16.00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2.45</text:p>
          </table:table-cell>
          <table:table-cell office:value-type="string">
            <text:p>3.1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44954310703716 3.107275933575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5 EDT</text:p>
          </table:table-cell>
          <table:table-cell office:value-type="string">
            <text:p>0.31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5 EDT</text:p>
          </table:table-cell>
          <table:table-cell office:value-type="string">
            <text:p>0.002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3996180496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5 EDT</text:p>
          </table:table-cell>
          <table:table-cell office:value-type="string">
            <text:p>0.03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03290145084277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5 EDT</text:p>
          </table:table-cell>
          <table:table-cell office:value-type="string">
            <text:p>0.001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0.079</text:p>
          </table:table-cell>
          <table:table-cell office:value-type="string">
            <text:p>0.26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90375624996414 0.2689547984942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8 EDT</text:p>
          </table:table-cell>
          <table:table-cell office:value-type="string">
            <text:p>3.09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9 EDT</text:p>
          </table:table-cell>
          <table:table-cell office:value-type="string">
            <text:p>1.594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32</text:p>
          </table:table-cell>
          <table:table-cell office:value-type="string">
            <text:p>0.45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1536504368982 0.4545601961766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09:09 EDT</text:p>
          </table:table-cell>
          <table:table-cell office:value-type="string">
            <text:p>0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22222222222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4:55 EDT</text:p>
          </table:table-cell>
          <table:table-cell office:value-type="string">
            <text:p>345.343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0.015</text:p>
          </table:table-cell>
          <table:table-cell office:value-type="string">
            <text:p>0.40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46126117628288 0.4031100605522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4:55 EDT</text:p>
          </table:table-cell>
          <table:table-cell office:value-type="string">
            <text:p>0.397</text:p>
          </table:table-cell>
          <table:table-cell office:value-type="string">
            <text:p>InferenceCountUniv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4:56 EDT</text:p>
          </table:table-cell>
          <table:table-cell office:value-type="string">
            <text:p>0.439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850823433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4:56 EDT</text:p>
          </table:table-cell>
          <table:table-cell office:value-type="string">
            <text:p>0.108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28225089707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4:56 EDT</text:p>
          </table:table-cell>
          <table:table-cell office:value-type="string">
            <text:p>0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49</text:p>
          </table:table-cell>
          <table:table-cell office:value-type="string">
            <text:p>0.0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8700841045375 0.01099919417898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6:59 EDT</text:p>
          </table:table-cell>
          <table:table-cell office:value-type="string">
            <text:p>122.987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19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0883190883191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7:14 EDT</text:p>
          </table:table-cell>
          <table:table-cell office:value-type="string">
            <text:p>14.8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67</text:p>
          </table:table-cell>
          <table:table-cell office:value-type="string">
            <text:p>-0.01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6956353081109 -0.01878819074076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17:14 EDT</text:p>
          </table:table-cell>
          <table:table-cell office:value-type="string">
            <text:p>0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46478873239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2 EDT</text:p>
          </table:table-cell>
          <table:table-cell office:value-type="string">
            <text:p>378.761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2</text:p>
          </table:table-cell>
          <table:table-cell office:value-type="string">
            <text:p>0.0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2311178404383 0.04460953153799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3 EDT</text:p>
          </table:table-cell>
          <table:table-cell office:value-type="string">
            <text:p>0.324</text:p>
          </table:table-cell>
          <table:table-cell office:value-type="string">
            <text:p>InferenceCountMult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3 EDT</text:p>
          </table:table-cell>
          <table:table-cell office:value-type="string">
            <text:p>0.001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3996180496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3 EDT</text:p>
          </table:table-cell>
          <table:table-cell office:value-type="string">
            <text:p>0.05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52953882531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3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3</text:p>
          </table:table-cell>
          <table:table-cell office:value-type="string">
            <text:p>0.4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3346371465379 0.461338732459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6 EDT</text:p>
          </table:table-cell>
          <table:table-cell office:value-type="string">
            <text:p>3.027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7 EDT</text:p>
          </table:table-cell>
          <table:table-cell office:value-type="string">
            <text:p>1.627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074</text:p>
          </table:table-cell>
          <table:table-cell office:value-type="string">
            <text:p>0.4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3709735581718 0.4890144785613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3:37 EDT</text:p>
          </table:table-cell>
          <table:table-cell office:value-type="string">
            <text:p>0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21652421652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4:41 EDT</text:p>
          </table:table-cell>
          <table:table-cell office:value-type="string">
            <text:p>63.588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46</text:p>
          </table:table-cell>
          <table:table-cell office:value-type="string">
            <text:p>0.5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6275148566445 0.535714387439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4:41 EDT</text:p>
          </table:table-cell>
          <table:table-cell office:value-type="string">
            <text:p>0.434</text:p>
          </table:table-cell>
          <table:table-cell office:value-type="string">
            <text:p>InferenceCountUniv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4:42 EDT</text:p>
          </table:table-cell>
          <table:table-cell office:value-type="string">
            <text:p>0.407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850823433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4:42 EDT</text:p>
          </table:table-cell>
          <table:table-cell office:value-type="string">
            <text:p>0.103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158461929367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4:42 EDT</text:p>
          </table:table-cell>
          <table:table-cell office:value-type="string">
            <text:p>0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27</text:p>
          </table:table-cell>
          <table:table-cell office:value-type="string">
            <text:p>-0.01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7215288814472 -0.01048635805191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6:39 EDT</text:p>
          </table:table-cell>
          <table:table-cell office:value-type="string">
            <text:p>116.767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6:54 EDT</text:p>
          </table:table-cell>
          <table:table-cell office:value-type="string">
            <text:p>15.064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02</text:p>
          </table:table-cell>
          <table:table-cell office:value-type="string">
            <text:p>-0.00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194557004649 -0.00500504760950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26:54 EDT</text:p>
          </table:table-cell>
          <table:table-cell office:value-type="string">
            <text:p>0.001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754985754985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18 EDT</text:p>
          </table:table-cell>
          <table:table-cell office:value-type="string">
            <text:p>383.885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4</text:p>
          </table:table-cell>
          <table:table-cell office:value-type="string">
            <text:p>0.0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3683789571521 0.05734993347329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18 EDT</text:p>
          </table:table-cell>
          <table:table-cell office:value-type="string">
            <text:p>0.319</text:p>
          </table:table-cell>
          <table:table-cell office:value-type="string">
            <text:p>InferenceCountMultiRobust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18 EDT</text:p>
          </table:table-cell>
          <table:table-cell office:value-type="string">
            <text:p>0.002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3996180496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18 EDT</text:p>
          </table:table-cell>
          <table:table-cell office:value-type="string">
            <text:p>0.002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19413094299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18 EDT</text:p>
          </table:table-cell>
          <table:table-cell office:value-type="string">
            <text:p>0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7</text:p>
          </table:table-cell>
          <table:table-cell office:value-type="string">
            <text:p>0.46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744231352806 0.4654346745219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21 EDT</text:p>
          </table:table-cell>
          <table:table-cell office:value-type="string">
            <text:p>3.523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23 EDT</text:p>
          </table:table-cell>
          <table:table-cell office:value-type="string">
            <text:p>1.89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42</text:p>
          </table:table-cell>
          <table:table-cell office:value-type="string">
            <text:p>0.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1812575820656 0.4700225182431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3:23 EDT</text:p>
          </table:table-cell>
          <table:table-cell office:value-type="string">
            <text:p>0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4:36 EDT</text:p>
          </table:table-cell>
          <table:table-cell office:value-type="string">
            <text:p>72.466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1</text:p>
          </table:table-cell>
          <table:table-cell office:value-type="string">
            <text:p>0.5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0840475905618 0.5294056986785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4:36 EDT</text:p>
          </table:table-cell>
          <table:table-cell office:value-type="string">
            <text:p>0.442</text:p>
          </table:table-cell>
          <table:table-cell office:value-type="string">
            <text:p>InferenceCountUniv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4:37 EDT</text:p>
          </table:table-cell>
          <table:table-cell office:value-type="string">
            <text:p>0.516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850823433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4:37 EDT</text:p>
          </table:table-cell>
          <table:table-cell office:value-type="string">
            <text:p>0.086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643719934372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4:37 EDT</text:p>
          </table:table-cell>
          <table:table-cell office:value-type="string">
            <text:p>0.001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55</text:p>
          </table:table-cell>
          <table:table-cell office:value-type="string">
            <text:p>0.0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471756455518 0.01701591768879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6:44 EDT</text:p>
          </table:table-cell>
          <table:table-cell office:value-type="string">
            <text:p>127.23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197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6581196581197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6:59 EDT</text:p>
          </table:table-cell>
          <table:table-cell office:value-type="string">
            <text:p>15.222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34</text:p>
          </table:table-cell>
          <table:table-cell office:value-type="string">
            <text:p>-0.05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34328734986993 -0.0545684655344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36:59 EDT</text:p>
          </table:table-cell>
          <table:table-cell office:value-type="string">
            <text:p>0.001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48226950354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30 EDT</text:p>
          </table:table-cell>
          <table:table-cell office:value-type="string">
            <text:p>450.274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3</text:p>
          </table:table-cell>
          <table:table-cell office:value-type="string">
            <text:p>0.0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2758833498219 0.05931005707226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30 EDT</text:p>
          </table:table-cell>
          <table:table-cell office:value-type="string">
            <text:p>0.532</text:p>
          </table:table-cell>
          <table:table-cell office:value-type="string">
            <text:p>InferenceCountMultiQuasi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30 EDT</text:p>
          </table:table-cell>
          <table:table-cell office:value-type="string">
            <text:p>0.053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40102609675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30 EDT</text:p>
          </table:table-cell>
          <table:table-cell office:value-type="string">
            <text:p>0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03288917604397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30 EDT</text:p>
          </table:table-cell>
          <table:table-cell office:value-type="string">
            <text:p>0.001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0.079</text:p>
          </table:table-cell>
          <table:table-cell office:value-type="string">
            <text:p>0.26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90465296398641 0.268973992295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52 EDT</text:p>
          </table:table-cell>
          <table:table-cell office:value-type="string">
            <text:p>21.517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59 EDT</text:p>
          </table:table-cell>
          <table:table-cell office:value-type="string">
            <text:p>6.953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092</text:p>
          </table:table-cell>
          <table:table-cell office:value-type="string">
            <text:p>0.48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18799458572216 0.4866249167085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4:59 EDT</text:p>
          </table:table-cell>
          <table:table-cell office:value-type="string">
            <text:p>0.001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65242165242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9:34 EDT</text:p>
          </table:table-cell>
          <table:table-cell office:value-type="string">
            <text:p>275.714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5</text:p>
          </table:table-cell>
          <table:table-cell office:value-type="string">
            <text:p>0.5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736050920312 0.5575476248366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9:35 EDT</text:p>
          </table:table-cell>
          <table:table-cell office:value-type="string">
            <text:p>0.519</text:p>
          </table:table-cell>
          <table:table-cell office:value-type="string">
            <text:p>InferenceCountUniv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9:36 EDT</text:p>
          </table:table-cell>
          <table:table-cell office:value-type="string">
            <text:p>0.845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8097624846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9:36 EDT</text:p>
          </table:table-cell>
          <table:table-cell office:value-type="string">
            <text:p>0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291989094158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49:36 EDT</text:p>
          </table:table-cell>
          <table:table-cell office:value-type="string">
            <text:p>0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49</text:p>
          </table:table-cell>
          <table:table-cell office:value-type="string">
            <text:p>0.0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8659051884039 0.0110395269148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52:09 EDT</text:p>
          </table:table-cell>
          <table:table-cell office:value-type="string">
            <text:p>152.879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53:14 EDT</text:p>
          </table:table-cell>
          <table:table-cell office:value-type="string">
            <text:p>65.083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42</text:p>
          </table:table-cell>
          <table:table-cell office:value-type="string">
            <text:p>-0.036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1599928650678 -0.03624480212126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2:53:14 EDT</text:p>
          </table:table-cell>
          <table:table-cell office:value-type="string">
            <text:p>0.001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2763532763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33 EDT</text:p>
          </table:table-cell>
          <table:table-cell office:value-type="string">
            <text:p>1758.877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2</text:p>
          </table:table-cell>
          <table:table-cell office:value-type="string">
            <text:p>0.0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2269200752688 0.05827129563913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33 EDT</text:p>
          </table:table-cell>
          <table:table-cell office:value-type="string">
            <text:p>0.355</text:p>
          </table:table-cell>
          <table:table-cell office:value-type="string">
            <text:p>InferenceCountMultiZeroInflated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33 EDT</text:p>
          </table:table-cell>
          <table:table-cell office:value-type="string">
            <text:p>0.037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78946789455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33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6870909686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33 EDT</text:p>
          </table:table-cell>
          <table:table-cell office:value-type="string">
            <text:p>0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1</text:p>
          </table:table-cell>
          <table:table-cell office:value-type="string">
            <text:p>0.46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0627544943721 0.466416902834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51 EDT</text:p>
          </table:table-cell>
          <table:table-cell office:value-type="string">
            <text:p>17.856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59 EDT</text:p>
          </table:table-cell>
          <table:table-cell office:value-type="string">
            <text:p>7.709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67</text:p>
          </table:table-cell>
          <table:table-cell office:value-type="string">
            <text:p>0.4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7225474859972 0.4514515760298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2:59 EDT</text:p>
          </table:table-cell>
          <table:table-cell office:value-type="string">
            <text:p>0.001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7:25 EDT</text:p>
          </table:table-cell>
          <table:table-cell office:value-type="string">
            <text:p>266.548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5</text:p>
          </table:table-cell>
          <table:table-cell office:value-type="string">
            <text:p>0.5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5041610432826 0.5448812706467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7:26 EDT</text:p>
          </table:table-cell>
          <table:table-cell office:value-type="string">
            <text:p>0.421</text:p>
          </table:table-cell>
          <table:table-cell office:value-type="string">
            <text:p>InferenceCountUniv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7:27 EDT</text:p>
          </table:table-cell>
          <table:table-cell office:value-type="string">
            <text:p>0.928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820297099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7:27 EDT</text:p>
          </table:table-cell>
          <table:table-cell office:value-type="string">
            <text:p>0.001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289542080963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27:27 EDT</text:p>
          </table:table-cell>
          <table:table-cell office:value-type="string">
            <text:p>0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249</text:p>
          </table:table-cell>
          <table:table-cell office:value-type="string">
            <text:p>0.0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8670011021097 0.01102941682243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30:57 EDT</text:p>
          </table:table-cell>
          <table:table-cell office:value-type="string">
            <text:p>210.673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32:23 EDT</text:p>
          </table:table-cell>
          <table:table-cell office:value-type="string">
            <text:p>86.244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468</text:p>
          </table:table-cell>
          <table:table-cell office:value-type="string">
            <text:p>0.0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7675649745811 0.003701369162403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32:23 EDT</text:p>
          </table:table-cell>
          <table:table-cell office:value-type="string">
            <text:p>0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6894586894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17 EDT</text:p>
          </table:table-cell>
          <table:table-cell office:value-type="string">
            <text:p>1973.677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2</text:p>
          </table:table-cell>
          <table:table-cell office:value-type="string">
            <text:p>0.0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2280269772974 0.05826133996378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17 EDT</text:p>
          </table:table-cell>
          <table:table-cell office:value-type="string">
            <text:p>0.234</text:p>
          </table:table-cell>
          <table:table-cell office:value-type="string">
            <text:p>InferenceCountMultiZeroInflated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17 EDT</text:p>
          </table:table-cell>
          <table:table-cell office:value-type="string">
            <text:p>0.027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40102394244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17 EDT</text:p>
          </table:table-cell>
          <table:table-cell office:value-type="string">
            <text:p>0.001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03288923732234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17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0.079</text:p>
          </table:table-cell>
          <table:table-cell office:value-type="string">
            <text:p>0.26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90465070162478 0.2689739718326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30 EDT</text:p>
          </table:table-cell>
          <table:table-cell office:value-type="string">
            <text:p>12.445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36 EDT</text:p>
          </table:table-cell>
          <table:table-cell office:value-type="string">
            <text:p>5.702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3</text:p>
          </table:table-cell>
          <table:table-cell office:value-type="string">
            <text:p>0.46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9634979904479 0.466059321315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5:36 EDT</text:p>
          </table:table-cell>
          <table:table-cell office:value-type="string">
            <text:p>0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64102564102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9:08 EDT</text:p>
          </table:table-cell>
          <table:table-cell office:value-type="string">
            <text:p>212.182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5</text:p>
          </table:table-cell>
          <table:table-cell office:value-type="string">
            <text:p>0.5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73607620394 0.5575476076575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9:08 EDT</text:p>
          </table:table-cell>
          <table:table-cell office:value-type="string">
            <text:p>0.333</text:p>
          </table:table-cell>
          <table:table-cell office:value-type="string">
            <text:p>InferenceCountUniv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09:09 EDT</text:p>
          </table:table-cell>
          <table:table-cell office:value-type="string">
            <text:p>0.653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1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22397079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11:49 EDT</text:p>
          </table:table-cell>
          <table:table-cell office:value-type="string">
            <text:p>160.58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690618762475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12:40 EDT</text:p>
          </table:table-cell>
          <table:table-cell office:value-type="string">
            <text:p>50.631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377</text:p>
          </table:table-cell>
          <table:table-cell office:value-type="string">
            <text:p>-0.108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6690843680661 -0.1083305154944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14:33 EDT</text:p>
          </table:table-cell>
          <table:table-cell office:value-type="string">
            <text:p>112.871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15:24 EDT</text:p>
          </table:table-cell>
          <table:table-cell office:value-type="string">
            <text:p>51.02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307</text:p>
          </table:table-cell>
          <table:table-cell office:value-type="string">
            <text:p>-0.06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06573582455021 -0.06670231357406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15:24 EDT</text:p>
          </table:table-cell>
          <table:table-cell office:value-type="string">
            <text:p>0.001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14245014245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4 EDT</text:p>
          </table:table-cell>
          <table:table-cell office:value-type="string">
            <text:p>1589.863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286</text:p>
          </table:table-cell>
          <table:table-cell office:value-type="string">
            <text:p>0.0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556947539172 0.04143441134551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4 EDT</text:p>
          </table:table-cell>
          <table:table-cell office:value-type="string">
            <text:p>0.246</text:p>
          </table:table-cell>
          <table:table-cell office:value-type="string">
            <text:p>InferenceCountMultiHurdlePoisso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4 EDT</text:p>
          </table:table-cell>
          <table:table-cell office:value-type="string">
            <text:p>0.006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46163038156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4 EDT</text:p>
          </table:table-cell>
          <table:table-cell office:value-type="string">
            <text:p>0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0003854505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4 EDT</text:p>
          </table:table-cell>
          <table:table-cell office:value-type="string">
            <text:p>0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</text:p>
          </table:table-cell>
          <table:table-cell office:value-type="string">
            <text:p>0.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0398807731052 0.4796314153623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1:59 EDT</text:p>
          </table:table-cell>
          <table:table-cell office:value-type="string">
            <text:p>4.512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2:01 EDT</text:p>
          </table:table-cell>
          <table:table-cell office:value-type="string">
            <text:p>2.01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075</text:p>
          </table:table-cell>
          <table:table-cell office:value-type="string">
            <text:p>0.5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50520697697153 0.504213373218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2:01 EDT</text:p>
          </table:table-cell>
          <table:table-cell office:value-type="string">
            <text:p>0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2279202279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3:23 EDT</text:p>
          </table:table-cell>
          <table:table-cell office:value-type="string">
            <text:p>82.105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6</text:p>
          </table:table-cell>
          <table:table-cell office:value-type="string">
            <text:p>0.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5812364814743 0.559861540828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43:23 EDT</text:p>
          </table:table-cell>
          <table:table-cell office:value-type="string">
            <text:p>0.383</text:p>
          </table:table-cell>
          <table:table-cell office:value-type="string">
            <text:p>InferenceCountUniv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3:46 EDT</text:p>
          </table:table-cell>
          <table:table-cell office:value-type="string">
            <text:p>611.612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2 EDT</text:p>
          </table:table-cell>
          <table:table-cell office:value-type="string">
            <text:p>15.999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6.267</text:p>
          </table:table-cell>
          <table:table-cell office:value-type="string">
            <text:p>9.73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6.26686257083867 9.733137429161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2 EDT</text:p>
          </table:table-cell>
          <table:table-cell office:value-type="string">
            <text:p>0.475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2 EDT</text:p>
          </table:table-cell>
          <table:table-cell office:value-type="string">
            <text:p>0.00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39961363341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2 EDT</text:p>
          </table:table-cell>
          <table:table-cell office:value-type="string">
            <text:p>0.001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13480660454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2 EDT</text:p>
          </table:table-cell>
          <table:table-cell office:value-type="string">
            <text:p>0.001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11</text:p>
          </table:table-cell>
          <table:table-cell office:value-type="string">
            <text:p>0.4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092993204988 0.458922204718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08 EDT</text:p>
          </table:table-cell>
          <table:table-cell office:value-type="string">
            <text:p>5.507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11 EDT</text:p>
          </table:table-cell>
          <table:table-cell office:value-type="string">
            <text:p>2.583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089</text:p>
          </table:table-cell>
          <table:table-cell office:value-type="string">
            <text:p>0.4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85135267469905 0.483486917092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4:11 EDT</text:p>
          </table:table-cell>
          <table:table-cell office:value-type="string">
            <text:p>0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07692307692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5:21 EDT</text:p>
          </table:table-cell>
          <table:table-cell office:value-type="string">
            <text:p>70.184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51</text:p>
          </table:table-cell>
          <table:table-cell office:value-type="string">
            <text:p>0.5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1054207544436 0.5289361670061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4:55:21 EDT</text:p>
          </table:table-cell>
          <table:table-cell office:value-type="string">
            <text:p>0.446</text:p>
          </table:table-cell>
          <table:table-cell office:value-type="string">
            <text:p>InferenceCountUniv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0:42:08 EDT</text:p>
          </table:table-cell>
          <table:table-cell office:value-type="string">
            <text:p>3.207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618066045808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0:42:08 EDT</text:p>
          </table:table-cell>
          <table:table-cell office:value-type="string">
            <text:p>0.03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87562902649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0:42:08 EDT</text:p>
          </table:table-cell>
          <table:table-cell office:value-type="string">
            <text:p>0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054</text:p>
          </table:table-cell>
          <table:table-cell office:value-type="string">
            <text:p>0.2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4161123667896 0.2265224445840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12:57 EDT</text:p>
          </table:table-cell>
          <table:table-cell office:value-type="string">
            <text:p>1848.757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74</text:p>
          </table:table-cell>
          <table:table-cell office:value-type="string">
            <text:p>0.4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3701217910011 0.486472140962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4:46 EDT</text:p>
          </table:table-cell>
          <table:table-cell office:value-type="string">
            <text:p>709.299</text:p>
          </table:table-cell>
          <table:table-cell office:value-type="string">
            <text:p>InferenceCountMultiHurdle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02396432342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4:47 EDT</text:p>
          </table:table-cell>
          <table:table-cell office:value-type="string">
            <text:p>0.203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549241331364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4:47 EDT</text:p>
          </table:table-cell>
          <table:table-cell office:value-type="string">
            <text:p>0.025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62908890927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4:47 EDT</text:p>
          </table:table-cell>
          <table:table-cell office:value-type="string">
            <text:p>0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074</text:p>
          </table:table-cell>
          <table:table-cell office:value-type="string">
            <text:p>0.2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36608935635 0.2046457201907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6:00 EDT</text:p>
          </table:table-cell>
          <table:table-cell office:value-type="string">
            <text:p>72.951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6:25 EDT</text:p>
          </table:table-cell>
          <table:table-cell office:value-type="string">
            <text:p>25.159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75</text:p>
          </table:table-cell>
          <table:table-cell office:value-type="string">
            <text:p>0.5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5207504711336 0.5041690086382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6:50 EDT</text:p>
          </table:table-cell>
          <table:table-cell office:value-type="string">
            <text:p>24.979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63563118629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6:53 EDT</text:p>
          </table:table-cell>
          <table:table-cell office:value-type="string">
            <text:p>2.931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051</text:p>
          </table:table-cell>
          <table:table-cell office:value-type="string">
            <text:p>0.18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12887231381437 0.1822735497654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31 EDT</text:p>
          </table:table-cell>
          <table:table-cell office:value-type="string">
            <text:p>0.519</text:p>
          </table:table-cell>
          <table:table-cell office:value-type="string">
            <text:p>InferenceCountMultiNegBin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66666666666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1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1.6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.682051282051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1 EDT</text:p>
          </table:table-cell>
          <table:table-cell office:value-type="string">
            <text:p>0.01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9739283149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1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2.013</text:p>
          </table:table-cell>
          <table:table-cell office:value-type="string">
            <text:p>5.3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2.0127653128381 5.376867876940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1 EDT</text:p>
          </table:table-cell>
          <table:table-cell office:value-type="string">
            <text:p>0.11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2 EDT</text:p>
          </table:table-cell>
          <table:table-cell office:value-type="string">
            <text:p>1.5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1.13</text:p>
          </table:table-cell>
          <table:table-cell office:value-type="string">
            <text:p>4.5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12952386667105 4.541488622065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1.26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56895233255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36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03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.04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30298222192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44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1.5</text:p>
          </table:table-cell>
          <table:table-cell office:value-type="string">
            <text:p>3.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49989815381924 3.499898153819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6 EDT</text:p>
          </table:table-cell>
          <table:table-cell office:value-type="string">
            <text:p>11.80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1.847</text:p>
          </table:table-cell>
          <table:table-cell office:value-type="string">
            <text:p>2.15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84719819984075 2.155499559495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6 EDT</text:p>
          </table:table-cell>
          <table:table-cell office:value-type="string">
            <text:p>0.30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6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9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35734225510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6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1826163084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6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473</text:p>
          </table:table-cell>
          <table:table-cell office:value-type="string">
            <text:p>2.3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3355622098714 2.360502467200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7 EDT</text:p>
          </table:table-cell>
          <table:table-cell office:value-type="string">
            <text:p>0.254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4:59 EDT</text:p>
          </table:table-cell>
          <table:table-cell office:value-type="string">
            <text:p>2.374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25</text:p>
          </table:table-cell>
          <table:table-cell office:value-type="string">
            <text:p>2.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0354037281006 2.309861873547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1 EDT</text:p>
          </table:table-cell>
          <table:table-cell office:value-type="string">
            <text:p>2.065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1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25056694847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1 EDT</text:p>
          </table:table-cell>
          <table:table-cell office:value-type="string">
            <text:p>0.39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2 EDT</text:p>
          </table:table-cell>
          <table:table-cell office:value-type="string">
            <text:p>0.44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7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64220183486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2 EDT</text:p>
          </table:table-cell>
          <table:table-cell office:value-type="string">
            <text:p>0.067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51958763633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2 EDT</text:p>
          </table:table-cell>
          <table:table-cell office:value-type="string">
            <text:p>0.001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73</text:p>
          </table:table-cell>
          <table:table-cell office:value-type="string">
            <text:p>2.1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0291009058962 2.14313504575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3 EDT</text:p>
          </table:table-cell>
          <table:table-cell office:value-type="string">
            <text:p>1.455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99</text:p>
          </table:table-cell>
          <table:table-cell office:value-type="string">
            <text:p>1.91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9305562698926 1.912149599396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4 EDT</text:p>
          </table:table-cell>
          <table:table-cell office:value-type="string">
            <text:p>0.413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4 EDT</text:p>
          </table:table-cell>
          <table:table-cell office:value-type="string">
            <text:p>0.24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7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64220183486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4 EDT</text:p>
          </table:table-cell>
          <table:table-cell office:value-type="string">
            <text:p>0.0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51958763633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04 EDT</text:p>
          </table:table-cell>
          <table:table-cell office:value-type="string">
            <text:p>0.001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73</text:p>
          </table:table-cell>
          <table:table-cell office:value-type="string">
            <text:p>2.1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0291009058962 2.14313504575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17 EDT</text:p>
          </table:table-cell>
          <table:table-cell office:value-type="string">
            <text:p>73.19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8:10 EDT</text:p>
          </table:table-cell>
          <table:table-cell office:value-type="string">
            <text:p>112.98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1.087</text:p>
          </table:table-cell>
          <table:table-cell office:value-type="string">
            <text:p>1.6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8704636005233 1.601210294247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9:56 EDT</text:p>
          </table:table-cell>
          <table:table-cell office:value-type="string">
            <text:p>106.0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2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9454988970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6 EDT</text:p>
          </table:table-cell>
          <table:table-cell office:value-type="string">
            <text:p>99.46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499</text:p>
          </table:table-cell>
          <table:table-cell office:value-type="string">
            <text:p>1.91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9305562698926 1.912149599396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6 EDT</text:p>
          </table:table-cell>
          <table:table-cell office:value-type="string">
            <text:p>0.36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6 EDT</text:p>
          </table:table-cell>
          <table:table-cell office:value-type="string">
            <text:p>0.14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6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779963465548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6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91252508849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6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0.111</text:p>
          </table:table-cell>
          <table:table-cell office:value-type="string">
            <text:p>1.24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0859040314496 1.245133652795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4 EDT</text:p>
          </table:table-cell>
          <table:table-cell office:value-type="string">
            <text:p>7.75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.0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56 EDT</text:p>
          </table:table-cell>
          <table:table-cell office:value-type="string">
            <text:p>11.419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3.624</text:p>
          </table:table-cell>
          <table:table-cell office:value-type="string">
            <text:p>25.7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62356018015131 25.73368393499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07 EDT</text:p>
          </table:table-cell>
          <table:table-cell office:value-type="string">
            <text:p>11.42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5127533059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1 EDT</text:p>
          </table:table-cell>
          <table:table-cell office:value-type="string">
            <text:p>44.404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0.202</text:p>
          </table:table-cell>
          <table:table-cell office:value-type="string">
            <text:p>1.15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2039715459996 1.153952977649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.37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.022</text:p>
          </table:table-cell>
          <table:table-cell office:value-type="string">
            <text:p>InferenceCountPoisson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02669770778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.143</text:p>
          </table:table-cell>
          <table:table-cell office:value-type="string">
            <text:p>InferenceCountPoisson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701049653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</text:p>
          </table:table-cell>
          <table:table-cell office:value-type="string">
            <text:p>InferenceCountPoisson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024</text:p>
          </table:table-cell>
          <table:table-cell office:value-type="string">
            <text:p>0.21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40468985105959 0.216100293926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.344</text:p>
          </table:table-cell>
          <table:table-cell office:value-type="string">
            <text:p>InferenceCountPoisson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1566951566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2 EDT</text:p>
          </table:table-cell>
          <table:table-cell office:value-type="string">
            <text:p>0.078</text:p>
          </table:table-cell>
          <table:table-cell office:value-type="string">
            <text:p>InferenceCountPoisson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669168685875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.11</text:p>
          </table:table-cell>
          <table:table-cell office:value-type="string">
            <text:p>InferenceCountPoisson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82032179220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</text:p>
          </table:table-cell>
          <table:table-cell office:value-type="string">
            <text:p>InferenceCountPoisson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21</text:p>
          </table:table-cell>
          <table:table-cell office:value-type="string">
            <text:p>0.1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1018247591061 0.1344016213085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.455</text:p>
          </table:table-cell>
          <table:table-cell office:value-type="string">
            <text:p>InferenceCountPoisson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72649572649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.001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1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4713645921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.158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343778529116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0.031</text:p>
          </table:table-cell>
          <table:table-cell office:value-type="string">
            <text:p>0.21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06720041443939 0.218755287697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2:53 EDT</text:p>
          </table:table-cell>
          <table:table-cell office:value-type="string">
            <text:p>0.168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03 EDT</text:p>
          </table:table-cell>
          <table:table-cell office:value-type="string">
            <text:p>9.288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0.046</text:p>
          </table:table-cell>
          <table:table-cell office:value-type="string">
            <text:p>0.20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7914122571059 0.203635879585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03 EDT</text:p>
          </table:table-cell>
          <table:table-cell office:value-type="string">
            <text:p>0.406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04 EDT</text:p>
          </table:table-cell>
          <table:table-cell office:value-type="string">
            <text:p>0.193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0 EDT</text:p>
          </table:table-cell>
          <table:table-cell office:value-type="string">
            <text:p>5.709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6.13</text:p>
          </table:table-cell>
          <table:table-cell office:value-type="string">
            <text:p>9.8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6.12968865454103 9.870311345458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1 EDT</text:p>
          </table:table-cell>
          <table:table-cell office:value-type="string">
            <text:p>0.441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1 EDT</text:p>
          </table:table-cell>
          <table:table-cell office:value-type="string">
            <text:p>0.101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0.0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495976471800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1 EDT</text:p>
          </table:table-cell>
          <table:table-cell office:value-type="string">
            <text:p>0.03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72566072583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3:11 EDT</text:p>
          </table:table-cell>
          <table:table-cell office:value-type="string">
            <text:p>0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019</text:p>
          </table:table-cell>
          <table:table-cell office:value-type="string">
            <text:p>0.1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88343378648376 0.1687538673008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4:44 EDT</text:p>
          </table:table-cell>
          <table:table-cell office:value-type="string">
            <text:p>93.71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5:32 EDT</text:p>
          </table:table-cell>
          <table:table-cell office:value-type="string">
            <text:p>47.807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38</text:p>
          </table:table-cell>
          <table:table-cell office:value-type="string">
            <text:p>0.29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8401602895297 0.2926473270941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6:25 EDT</text:p>
          </table:table-cell>
          <table:table-cell office:value-type="string">
            <text:p>52.299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5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64563879558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4:02 EDT</text:p>
          </table:table-cell>
          <table:table-cell office:value-type="string">
            <text:p>1057.521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confidence_interval_rand</text:p>
          </table:table-cell>
          <table:table-cell office:value-type="string">
            <text:p>-0.172</text:p>
          </table:table-cell>
          <table:table-cell office:value-type="string">
            <text:p>0.2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2249908530888 0.2691159526380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4:03 EDT</text:p>
          </table:table-cell>
          <table:table-cell office:value-type="string">
            <text:p>0.542</text:p>
          </table:table-cell>
          <table:table-cell office:value-type="string">
            <text:p>InferenceCountUniv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4:04 EDT</text:p>
          </table:table-cell>
          <table:table-cell office:value-type="string">
            <text:p>0.964</text:p>
          </table:table-cell>
          <table:table-cell office:value-type="string">
            <text:p>InferenceCountMultiKKHurdle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6379794512517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35:00 EDT</text:p>
          </table:table-cell>
          <table:table-cell office:value-type="string">
            <text:p>2.811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314</text:p>
          </table:table-cell>
          <table:table-cell office:value-type="string">
            <text:p>0.1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3562646957535 0.1447548655476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35:02 EDT</text:p>
          </table:table-cell>
          <table:table-cell office:value-type="string">
            <text:p>2.419</text:p>
          </table:table-cell>
          <table:table-cell office:value-type="string">
            <text:p>InferenceCountPoissonUniv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4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69226483646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7:10 EDT</text:p>
          </table:table-cell>
          <table:table-cell office:value-type="string">
            <text:p>1.203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treatment_estimate</text:p>
          </table:table-cell>
          <table:table-cell office:value-type="string">
            <text:p>-0.0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3895559114532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7:10 EDT</text:p>
          </table:table-cell>
          <table:table-cell office:value-type="string">
            <text:p>0.101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5259066145866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7:10 EDT</text:p>
          </table:table-cell>
          <table:table-cell office:value-type="string">
            <text:p>0.001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asymp_confidence_interval</text:p>
          </table:table-cell>
          <table:table-cell office:value-type="string">
            <text:p>-0.159</text:p>
          </table:table-cell>
          <table:table-cell office:value-type="string">
            <text:p>0.0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59333224505555 0.08142204221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0:23 EDT</text:p>
          </table:table-cell>
          <table:table-cell office:value-type="string">
            <text:p>193.196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confidence_interval</text:p>
          </table:table-cell>
          <table:table-cell office:value-type="string">
            <text:p>-0.172</text:p>
          </table:table-cell>
          <table:table-cell office:value-type="string">
            <text:p>0.0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72422390157994 0.04735130066519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2:55 EDT</text:p>
          </table:table-cell>
          <table:table-cell office:value-type="string">
            <text:p>152.247</text:p>
          </table:table-cell>
          <table:table-cell office:value-type="string">
            <text:p>InferenceCountPoissonMultiKKCPoisson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count</text:p>
          </table:table-cell>
          <table:table-cell office:value-type="string">
            <text:p>compute_bootstrap_two_sided_pval</text:p>
          </table:table-cell>
          <table:table-cell office:value-type="string">
            <text:p>0.3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74102697695042</text:p>
          </table:table-cell>
          <table:table-cell office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494"/>
      </table:named-expressions>
    </office:spreadsheet>
  </office:body>
</office:document>
</file>